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automatic-styles>
    <style:style style:name="P1" style:family="paragraph" style:parent-style-name="Standard">
      <style:text-properties fo:color="#ffffff" loext:opacity="100%" style:font-name="Verdana" fo:font-size="16pt" officeooo:rsid="002c139d" officeooo:paragraph-rsid="002c139d" style:font-size-asian="16pt" style:font-size-complex="16pt"/>
    </style:style>
    <style:style style:name="T1" style:family="text">
      <style:text-properties fo:font-style="italic" officeooo:rsid="002dd6f1" style:font-style-asian="italic" style:font-style-complex="italic"/>
    </style:style>
    <style:style style:name="T2" style:family="text">
      <style:text-properties fo:font-style="italic" officeooo:rsid="00306ba6" style:font-style-asian="italic" style:font-style-complex="italic"/>
    </style:style>
    <style:style style:name="T3" style:family="text">
      <style:text-properties officeooo:rsid="002edcd3"/>
    </style:style>
    <style:style style:name="T4" style:family="text">
      <style:text-properties officeooo:rsid="00306ba6"/>
    </style:style>
    <style:style style:name="T5" style:family="text">
      <style:text-properties officeooo:rsid="003141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Since taking up photography as a hobby in 2016, it has been an interesting journey and a steep learning curve. Along the way I have realised that there are no rules. Each photographer simply needs to develop their own style. </text:span><text:span text:style-name="T4">That style will also change over time. To me, photography is now about trying to create an image that combines art, emotion and soul.</text:span></text:p>
      <text:p text:style-name="P1"/>
      <text:p text:style-name="P1">My <text:span text:style-name="T2">Vistaroids</text:span> project <text:span text:style-name="T5">brings together views taken on photographic trips, presented as polaroid snapshot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3:36:42.622469425</meta:creation-date>
    <meta:print-date>2024-12-01T16:56:01.358155179</meta:print-date>
    <meta:printed-by>PDF files</meta:printed-by>
    <dc:date>2025-01-13T10:32:34.165339607</dc:date>
    <meta:editing-duration>PT53M30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78" meta:character-count="463" meta:non-whitespace-character-count="387"/>
  </office:meta>
</office:document-meta>
</file>